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style:font-name="Chilanka"/>
    </style:style>
    <style:style style:name="T1" style:family="text">
      <style:text-properties style:font-name="Chilank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Indecidibilidade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Prof Dr Osvaldo Vargas Jaques</text:p>
            <text:p>Ciência da Computação - UE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ese de Church-Tur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<text:span text:style-name="T1">Seja uma MT que pára em todas as entradas </text:span><text:span text:style-name="T1">como a definição formal precisa correspondente </text:span><text:span text:style-name="T1">para a intuitiva idéia de um “algorítmo”.</text:span></text:p>
              </text:list-item>
              <text:list-item>
                <text:p text:style-name="P2"><text:span text:style-name="T1">Não sera considerado algoritmo se não puder </text:span><text:span text:style-name="T1">ser executado em uma MT.</text:span></text:p>
              </text:list-item>
              <text:list-item>
                <text:p text:style-name="P2"><text:span text:style-name="T1">É uma tese, não um teorema. Ela afirma que um </text:span><text:span text:style-name="T1">certo conceito informal (algoritmo) corresponde </text:span><text:span text:style-name="T1">a um certo objeto matemático (MT). Não sendo </text:span><text:span text:style-name="T1">uma instrução matemática a tese de Church-</text:span><text:span text:style-name="T1">Turing não pode ser provada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se de Church-Turing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<text:span text:style-name="T1">Pode ser que no futuro a tese possa ser </text:span><text:span text:style-name="T1">“desprovada”.</text:span></text:p>
              </text:list-item>
              <text:list-item>
                <text:p text:style-name="P2"><text:span text:style-name="T1">Desde que alguém proponha um modelo </text:span><text:span text:style-name="T1">alternativo de computação que seja </text:span><text:span text:style-name="T1">publicamente aceitável como plausível e razoável </text:span><text:span text:style-name="T1">e que, ainda, seja comprovadamente capaz de </text:span><text:span text:style-name="T1">realizar computações que não podem ser </text:span><text:span text:style-name="T1">realizadas por qualquer MT.</text:span></text:p>
              </text:list-item>
              <text:list-item>
                <text:p text:style-name="P2"><text:span text:style-name="T1">Ninguém considera isso provável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 Problema da Parada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<text:span text:style-name="T1">Imagine um famigerado programa Para(P,X)</text:span></text:p>
                <text:list>
                  <text:list-item>
                    <text:p text:style-name="P2"><text:span text:style-name="T1">Sendo P um programa e X uma entrada para P</text:span></text:p>
                  </text:list-item>
                  <text:list-item>
                    <text:p text:style-name="P2"><text:span text:style-name="T1">Para recebe P e X e decide se P pára ou não pára </text:span><text:span text:style-name="T1">(entra em loop) com a entrada X</text:span></text:p>
                  </text:list-item>
                </text:list>
                <text:p text:style-name="P2"><text:span text:style-name="T1">def Para(P,X):</text:span></text:p>
                <text:list>
                  <text:list-header>
                    <text:p text:style-name="P2"><text:span text:style-name="T1">if NaoEntraEmLoop(P(X)):</text:span></text:p>
                    <text:list>
                      <text:list-header>
                        <text:p text:style-name="P2"><text:span text:style-name="T1">return True</text:span></text:p>
                      </text:list-header>
                    </text:list>
                    <text:p text:style-name="P2"><text:span text:style-name="T1">else:</text:span></text:p>
                    <text:list>
                      <text:list-header>
                        <text:p text:style-name="P2"><text:span text:style-name="T1">return False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 Problema da Parada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<text:span text:style-name="T1">Agora imagine um programa com o nefasto </text:span><text:span text:style-name="T1">nome de EstragaTudo(X)</text:span></text:p>
                <text:list>
                  <text:list-header>
                    <text:p text:style-name="P2"><text:span text:style-name="T1">def EstragaTudo(X):</text:span></text:p>
                    <text:list>
                      <text:list-header>
                        <text:p text:style-name="P2"><text:span text:style-name="T1">while(Para(X,X)): <text:s/>#X com entrada X pára?</text:span></text:p>
                        <text:list>
                          <text:list-header>
                            <text:p text:style-name="P2"><text:span text:style-name="T1">print(“Não Pára”)</text:span></text:p>
                          </text:list-header>
                        </text:list>
                        <text:p text:style-name="P2"><text:span text:style-name="T1">print(“para”)</text:span></text:p>
                        <text:p text:style-name="P2"><text:span text:style-name="T1"/></text:p>
                      </text:list-header>
                    </text:list>
                  </text:list-header>
                </text:list>
              </text:list-item>
              <text:list-item>
                <text:p text:style-name="P2"><text:span text:style-name="T1">Pergunta</text:span></text:p>
                <text:list>
                  <text:list-item>
                    <text:p text:style-name="P2"><text:span text:style-name="T1">EstragaTudo(EstragaTudo) pára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The end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3:53:00.416981931</meta:creation-date>
    <meta:editing-duration>PT31M6S</meta:editing-duration>
    <meta:editing-cycles>4</meta:editing-cycles>
    <meta:generator>LibreOffice/6.0.7.3$Linux_X86_64 LibreOffice_project/00m0$Build-3</meta:generator>
    <dc:title>Midnightblue</dc:title>
    <dc:date>2019-11-05T14:22:56.747878193</dc:date>
    <meta:document-statistic meta:object-count="71"/>
  </office:meta>
</office:document-meta>
</file>